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3.472in"/>
    </style:style>
    <style:style style:name="co2" style:family="table-column">
      <style:table-column-properties fo:break-before="auto" style:column-width="5.0484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0x16b9a82891338f9ba80e2d6970fdda79d1eb0dae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2fcd41e0913e95784454622d1c3724f546f849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696169c63e42cd08ce11f5deebbcebae652050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e9e9de56356f7edbfcbb29fab7cd69471a4869</text:p>
          </table:table-cell>
          <table:table-cell table:style-name="ce3" office:value-type="string" calcext:value-type="string">
            <text:p>0x2791Bca1f2de4661ED88A30C99A7a9449Aa841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ef3c0f0e7a01890be58964fba80a9cc3be3d23</text:p>
          </table:table-cell>
          <table:table-cell table:style-name="ce3" office:value-type="string" calcext:value-type="string">
            <text:p>0x7ceB23fD6bC0adD59E62ac25578270cFf1b9f6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b42e94550d56b102412f858fcf925b715a3eda</text:p>
          </table:table-cell>
          <table:table-cell table:style-name="ce3" office:value-type="string" calcext:value-type="string">
            <text:p>0x2791Bca1f2de4661ED88A30C99A7a9449Aa841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249391e7a1d35ace971396623a9000847d3b61</text:p>
          </table:table-cell>
          <table:table-cell table:style-name="ce3" office:value-type="string" calcext:value-type="string">
            <text:p>0x11340ed6535D64780D2900d410d09Acf8315E2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b5d03d3234b526c5a02c9a7b96251b9feb8f88</text:p>
          </table:table-cell>
          <table:table-cell table:style-name="ce3" office:value-type="string" calcext:value-type="string">
            <text:p>0x7ceB23fD6bC0adD59E62ac25578270cFf1b9f6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40c6252e2e86e545defb6da98b2a0e26d8c1ba</text:p>
          </table:table-cell>
          <table:table-cell table:style-name="ce3" office:value-type="string" calcext:value-type="string">
            <text:p>0x204820B6e6FEae805e376D2C6837446186e579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8e84eb706b02a2937c82f8b683b7ffdb97d98e</text:p>
          </table:table-cell>
          <table:table-cell table:style-name="ce3" office:value-type="string" calcext:value-type="string">
            <text:p>0x82a0E6c02b91eC9f6ff943C0A933c03dBaa196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77410fdc62e2e1a3edb134d9e3ee701f10dc3b6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d9e9aa51670a3210fd6078024c21ec6c1d61d9</text:p>
          </table:table-cell>
          <table:table-cell table:style-name="ce3" office:value-type="string" calcext:value-type="string">
            <text:p>0x4593b173439835ad8f4bB29210668e8FAFb18F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eb5797d4fd1adb62a8d73b2ba146c46d9e245d</text:p>
          </table:table-cell>
          <table:table-cell table:style-name="ce3" office:value-type="string" calcext:value-type="string">
            <text:p>0x2791Bca1f2de4661ED88A30C99A7a9449Aa841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52146cb23022d1e9e0445281de7bd682a609b9</text:p>
          </table:table-cell>
          <table:table-cell table:style-name="ce3" office:value-type="string" calcext:value-type="string">
            <text:p>0x8f3Cf7ad23Cd3CaDbD9735AFf958023239c6A0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891f87b6811a1a9aca2483839fbb5a18b2a27c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1febfeb9a61d948c384acfbe6dcc51057aea7e</text:p>
          </table:table-cell>
          <table:table-cell table:style-name="ce3" office:value-type="string" calcext:value-type="string">
            <text:p>0x8f3Cf7ad23Cd3CaDbD9735AFf958023239c6A0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f8e6bf66ecf907be1ca7afc97b218a082c62b1</text:p>
          </table:table-cell>
          <table:table-cell table:style-name="ce3" office:value-type="string" calcext:value-type="string">
            <text:p>0xF9cea445c2Ac1668f50CAa2c2924F93606a4a37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830b76ed49041f10b3c983bc6916688d81c195</text:p>
          </table:table-cell>
          <table:table-cell table:style-name="ce3" office:value-type="string" calcext:value-type="string">
            <text:p>0x7ceB23fD6bC0adD59E62ac25578270cFf1b9f6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ce0c6fd8dc89ec439e1067c1107c6a415cd57d</text:p>
          </table:table-cell>
          <table:table-cell table:style-name="ce3" office:value-type="string" calcext:value-type="string">
            <text:p>0xE06Bd4F5aAc8D0aA337D13eC88dB6defC6eAEef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39af17ce4a8eb807e076805da1e2b8ea7d0755b</text:p>
          </table:table-cell>
          <table:table-cell table:style-name="ce3" office:value-type="string" calcext:value-type="string">
            <text:p>0xA3c322Ad15218fBFAEd26bA7f616249f7705D9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e43ada8082e14018704f5e41d07b4e2d3fb3c3</text:p>
          </table:table-cell>
          <table:table-cell table:style-name="ce3" office:value-type="string" calcext:value-type="string">
            <text:p>0x18e73A5333984549484348A94f4D219f4faB7b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c03aa0129b8b07f2c323391f8abb0afb76c52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46815e0f0123ad626b82a0166eaa32274104f5</text:p>
          </table:table-cell>
          <table:table-cell table:style-name="ce3" office:value-type="string" calcext:value-type="string">
            <text:p>0xB0B195aEFA3650A6908f15CdaC7D92F8a5791B0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76a38bb592f81fcd425fd7403f0dcb1ed207e5</text:p>
          </table:table-cell>
          <table:table-cell table:style-name="ce3" office:value-type="string" calcext:value-type="string">
            <text:p>0x578FEE9DEF9a270C20865242CfD4ff86f31d0e5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d5b10821ad871debe734fbff2b30cd18a924bc4</text:p>
          </table:table-cell>
          <table:table-cell table:style-name="ce3" office:value-type="string" calcext:value-type="string">
            <text:p>0xEDcFb6984a3c70501BAA8b7f5421Ae795ecC14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db8e294802dfc2aaabb8100b712365ecc72798</text:p>
          </table:table-cell>
          <table:table-cell table:style-name="ce3" office:value-type="string" calcext:value-type="string">
            <text:p>0x7ceB23fD6bC0adD59E62ac25578270cFf1b9f6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bbf54dc0ccdd0cf6270f2af2f62ff79903bb27</text:p>
          </table:table-cell>
          <table:table-cell table:style-name="ce3" office:value-type="string" calcext:value-type="string">
            <text:p>0x7ceB23fD6bC0adD59E62ac25578270cFf1b9f6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51c8aaa6b0599abd16674e2b17fec7a9f674a1</text:p>
          </table:table-cell>
          <table:table-cell table:style-name="ce3" office:value-type="string" calcext:value-type="string">
            <text:p>0x56F4D3019680B992e2e18533385293710b44010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464a7e57bc9a4173d4e41ce5cf6d20fa45b208</text:p>
          </table:table-cell>
          <table:table-cell table:style-name="ce3" office:value-type="string" calcext:value-type="string">
            <text:p>0x9dBfc1cbf7a1E711503a29B4b5F9130ebeCcaC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01ff943d08a7e098328c1d3a9d388923b115d2</text:p>
          </table:table-cell>
          <table:table-cell table:style-name="ce3" office:value-type="string" calcext:value-type="string">
            <text:p>0x8f9E8e833A69Aa467E42c46cCA640da84DD458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682b4cefe6ce2de437254f3bab13a990e146cb</text:p>
          </table:table-cell>
          <table:table-cell table:style-name="ce3" office:value-type="string" calcext:value-type="string">
            <text:p>0x692AC1e363ae34b6B489148152b12e2785a3d8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ec801aed8c92f2e69589518aaa127afb37d8c9</text:p>
          </table:table-cell>
          <table:table-cell table:style-name="ce3" office:value-type="string" calcext:value-type="string">
            <text:p>0x3050731a7Ab18D05eAa5E01D66DF33E04444e72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cf1cf8c69595804ba91dfdd8d6b960c9b0a7c4</text:p>
          </table:table-cell>
          <table:table-cell table:style-name="ce3" office:value-type="string" calcext:value-type="string">
            <text:p>0x2791Bca1f2de4661ED88A30C99A7a9449Aa841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e8d60add044e8fd8920b8c38695a48e1395bae</text:p>
          </table:table-cell>
          <table:table-cell table:style-name="ce3" office:value-type="string" calcext:value-type="string">
            <text:p>0x3b7E1ce09aFe2bB3A23919AFb65a38E627CfbE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6aaa6caf9e24a892c44974a6854dd34368412a</text:p>
          </table:table-cell>
          <table:table-cell table:style-name="ce3" office:value-type="string" calcext:value-type="string">
            <text:p>0x29E3E6AD4EEAdF767919099Ee23c907946435a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58c1f6407dce4479268b4ac4c69998b1690d33</text:p>
          </table:table-cell>
          <table:table-cell table:style-name="ce3" office:value-type="string" calcext:value-type="string">
            <text:p>0x1BFD67037B42Cf73acF2047067bd4F2C47D9Bf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4461eb7a351720533d75ee329b94d4df07a2e2</text:p>
          </table:table-cell>
          <table:table-cell table:style-name="ce3" office:value-type="string" calcext:value-type="string">
            <text:p>0xF9978935B557140de50c82D10ab046D33D57B5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b5ce0a8c25e8aba618f96f08d0b6c871b32a59</text:p>
          </table:table-cell>
          <table:table-cell table:style-name="ce3" office:value-type="string" calcext:value-type="string">
            <text:p>0x55BB4d4b4545a886df159354e5fA5791c2d134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91614b95634ec0e5e604a2520a32eff3a3d4d4</text:p>
          </table:table-cell>
          <table:table-cell table:style-name="ce3" office:value-type="string" calcext:value-type="string">
            <text:p>0xa3Fa99A148fA48D14Ed51d610c367C61876997F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cb618bf5ef305fadfd2c8fc0c26eecf8c6d5fd</text:p>
          </table:table-cell>
          <table:table-cell table:style-name="ce3" office:value-type="string" calcext:value-type="string">
            <text:p>0x2791Bca1f2de4661ED88A30C99A7a9449Aa841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59f840c924220ebdf1286b568e9dfe92f80764</text:p>
          </table:table-cell>
          <table:table-cell table:style-name="ce3" office:value-type="string" calcext:value-type="string">
            <text:p>0xEB7eaB87837f4Dad1bb80856db9E4506Fc441f3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ea275ca9ed412f80ebc8b7ac705ece5f263cb0</text:p>
          </table:table-cell>
          <table:table-cell table:style-name="ce3" office:value-type="string" calcext:value-type="string">
            <text:p>0x87fcfBD3Eae94524D5Ef0c42D01f3DFC961424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072ac448811f1dd2c75f1f39764501b26a1978</text:p>
          </table:table-cell>
          <table:table-cell table:style-name="ce3" office:value-type="string" calcext:value-type="string">
            <text:p>0x228b5C21ac00155cf62c57bcc704c0dA8187950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9f587cfe28c7a7cddf24cb0e6a125083c68f9e</text:p>
          </table:table-cell>
          <table:table-cell table:style-name="ce3" office:value-type="string" calcext:value-type="string">
            <text:p>0xB0B195aEFA3650A6908f15CdaC7D92F8a5791B0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195e1e7023bb524085d391ff804a438b6bbdc2</text:p>
          </table:table-cell>
          <table:table-cell table:style-name="ce3" office:value-type="string" calcext:value-type="string">
            <text:p>0x9417669fBF23357D2774e9D421307bd5eA1006d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37265a574241ba796fc66465dd3602bbf51cc5e</text:p>
          </table:table-cell>
          <table:table-cell table:style-name="ce3" office:value-type="string" calcext:value-type="string">
            <text:p>0xE238Ecb42C424E877652AD82d8A939183A04C35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05817b020fd35d9d09672946362b62766f0d69</text:p>
          </table:table-cell>
          <table:table-cell table:style-name="ce3" office:value-type="string" calcext:value-type="string">
            <text:p>0x87fcfBD3Eae94524D5Ef0c42D01f3DFC961424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9b5de2ffbd063fbbb579b76151d95d4372b0df</text:p>
          </table:table-cell>
          <table:table-cell table:style-name="ce3" office:value-type="string" calcext:value-type="string">
            <text:p>0xC3C7d422809852031b44ab29EEC9F1EfF2A587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60dcaa4e907b3cfa8dbeb033207b0100d48219</text:p>
          </table:table-cell>
          <table:table-cell table:style-name="ce3" office:value-type="string" calcext:value-type="string">
            <text:p>0xd825a7C94CF92B2e08aC51972a43F96A3f89AEB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bcc3b8a0091ddac2d0bc30f68e6cbb97de59cd</text:p>
          </table:table-cell>
          <table:table-cell table:style-name="ce3" office:value-type="string" calcext:value-type="string">
            <text:p>0xdB17fed97F1D9Aaf2C70422Cc09D131206e2658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68712d258339fb28a1a22c5d274440eaf1d83d</text:p>
          </table:table-cell>
          <table:table-cell table:style-name="ce3" office:value-type="string" calcext:value-type="string">
            <text:p>0x2791Bca1f2de4661ED88A30C99A7a9449Aa841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6aa2192ac6cbf4c871bb600c291032d522caa3</text:p>
          </table:table-cell>
          <table:table-cell table:style-name="ce3" office:value-type="string" calcext:value-type="string">
            <text:p>0xf1428850f92B87e629c6f3A3B75BffBC496F7Ba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7e70025fe4727c58598c560eb2f25b64d3c7e7</text:p>
          </table:table-cell>
          <table:table-cell table:style-name="ce3" office:value-type="string" calcext:value-type="string">
            <text:p>0x9A06Db14D639796B25A6ceC6A1bf614fd98815E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30c317cedfb554ec525f85e79538d59970beb0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64b298839119e105909d53974e451d174ce8bb</text:p>
          </table:table-cell>
          <table:table-cell table:style-name="ce3" office:value-type="string" calcext:value-type="string">
            <text:p>0x1BFD67037B42Cf73acF2047067bd4F2C47D9BfD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7296a9b85b996b0e58f6e6264b3d5d64f6daf0</text:p>
          </table:table-cell>
          <table:table-cell table:style-name="ce3" office:value-type="string" calcext:value-type="string">
            <text:p>0x53E0bca35eC356BD5ddDFebbD1Fc0fD03FaBad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e6a437a1172e6c220246ecb3a92a45af9f0cbc</text:p>
          </table:table-cell>
          <table:table-cell table:style-name="ce3" office:value-type="string" calcext:value-type="string">
            <text:p>0xe26cda27c13f4f87cFFc2F437C5900b27eBb5bb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7d695ae56e5e0d33decd9584a55e911325d7f0</text:p>
          </table:table-cell>
          <table:table-cell table:style-name="ce3" office:value-type="string" calcext:value-type="string">
            <text:p>0x728D06c26bE85eBc8efA334453863B1Df00Ec4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d6b9a5709eead2c6568c1f636b32707ea55a7e</text:p>
          </table:table-cell>
          <table:table-cell table:style-name="ce3" office:value-type="string" calcext:value-type="string">
            <text:p>0x0d500B1d8E8eF31E21C99d1Db9A6444d3ADf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f993e96631ec45ca0776960ff8be10f7af00dfd</text:p>
          </table:table-cell>
          <table:table-cell table:style-name="ce3" office:value-type="string" calcext:value-type="string">
            <text:p>0x1c5EA1a050633dd9136E42Ce675211116f4656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5fffa15a0aa40e85a0abe5a194d94ddaf010601</text:p>
          </table:table-cell>
          <table:table-cell table:style-name="ce3" office:value-type="string" calcext:value-type="string">
            <text:p>0x0C0391a4abeF50FC9386F69f2266d4d2fBEB96C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b667dd1576d26c9527c50156751c89bbcd808b</text:p>
          </table:table-cell>
          <table:table-cell table:style-name="ce3" office:value-type="string" calcext:value-type="string">
            <text:p>0x7ceB23fD6bC0adD59E62ac25578270cFf1b9f6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c5b5b309ee8e232fe9db217d394e262a71bcc0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0x412b607f4cbe9cae77c6f720a701cd60fa0ebd3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ea479811625ac12fc3b8757295fbd581f471589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8ec186cd1ad51c380bd23fde29f852226647616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c056124727540fc26c3af44d2b6ba4fbf59c690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63b30de1a998e9e64fd58a21f68d323b9bcd8f8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3105addb45d86214ab1e2b9989795598d1e53cf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0fa119e6a12e3540c2412f9eda0221ffd16a793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11e82e2997a05c478c3348376fdb493671e2f93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3773563a4c84246db68e5e4fb10102352a36f7c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8b0fa44dd7204a6a4c557d62dc084f67fdd6ca6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d699dda8f2db72b4364c089e9471fc5718e21b2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243623aa85952627bb123129882f355aaa34919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9b4750c5636e31e47066e6293f50914c263aa88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84f3101f8ba216a492add5e3e0ecd4ace173199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77e27142eabf783f4c242af069198fa79a87d52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e0625903565bfcdd738b7ab9b156cb14dc9977b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e3e5b8ac8ac0f23c2c8dbc251736e6677829c29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ca57378f1eece177e2adf3890ede37b5b23734e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40b901e5f12bd33ba33a752dab41240d80b9708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417ad75e2e8dfac9075bdcc2b2db4c8228e4b5c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f964529721ecd0c9386d922a37cbbd2b67ea6e9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b7aa5324aad886f3434e78223475709bdc48230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eadff72abda0709cd795cefa3a44f45a2244014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5bfa808dabdb08e6ad5530fece3d76d1d81c52e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5c10bd6604a2f77cb9c0b75bba14a7a11e7d73a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52a499333a7837a72a9750849285e0bb8552de5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71453faf5bbe01f00dbfeb7dd5657ab485bd539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bf529076bf8d976c321e21f0cd3c52fbff51008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4664dd5347113886e989b2a47a2fc45cccf495d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858de6f832c9b92e2ea5c18582551ccd6add029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2c3d4c9966a466ed6bc434afba8ea3c96ee35c8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25f62e61f4f43c363eae9ea50acc3773ce38aae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b3db5f4f4dbdb6d75aa7c2dce23ecd2d1b557a5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34c422989df98e8369f28eb9799eac1be2df70d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8ad5796104401429aedf340923cd52de5bee408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aef21fefa08d932505d95d18f973bdaa586661e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x25b98d16484145def80045dafd83042a4a682f21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61">
          <table:table-cell table:style-name="ce1"/>
          <table:table-cell table:number-columns-repeated="1023"/>
        </table:table-row>
        <table:table-row table:style-name="ro1" table:number-rows-repeated="838">
          <table:table-cell table:style-name="ce1"/>
          <table:table-cell table:style-name="ce4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9T13:04:46.636615944</dc:date>
    <meta:editing-duration>PT2M17S</meta:editing-duration>
    <meta:editing-cycles>1</meta:editing-cycles>
    <meta:document-statistic meta:table-count="1" meta:cell-count="162" meta:object-count="0"/>
    <meta:generator>LibreOffice/7.3.7.2$Linux_X86_64 LibreOffice_project/30$Build-2</meta:generator>
  </office:meta>
</office:document-meta>
</file>